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cm" svg:height="1cm" svg:x="6.5cm" svg:y="11.5cm">
          <text:p text:style-name="P1">G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1cm" svg:height="1cm" svg:x="10.5cm" svg:y="11.5cm">
          <text:p text:style-name="P1">G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1cm" svg:height="1cm" svg:x="9cm" svg:y="14cm">
          <text:p text:style-name="P1">g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6.5cm" svg:y1="11.999cm" svg:x2="6.999cm" svg:y2="11.5cm" draw:start-shape="id1" draw:start-glue-point="6" draw:end-shape="id1" draw:end-glue-point="4">
          <text:p text:style-name="P3"/>
        </draw:connector>
        <draw:connector draw:style-name="gr2" draw:text-style-name="P2" draw:layer="layout" draw:type="curve" svg:x1="10.999cm" svg:y1="11.5cm" svg:x2="11.5cm" svg:y2="11.999cm" draw:start-shape="id2" draw:start-glue-point="4" draw:end-shape="id2" draw:end-glue-point="10">
          <text:p text:style-name="P3"/>
        </draw:connector>
        <draw:connector draw:style-name="gr2" draw:text-style-name="P2" draw:layer="layout" draw:type="line" svg:x1="10.645cm" svg:y1="12.353cm" svg:x2="7.353cm" svg:y2="12.353cm" draw:start-shape="id2" draw:start-glue-point="7" draw:end-shape="id1" draw:end-glue-point="9">
          <text:p text:style-name="P3"/>
        </draw:connector>
        <draw:connector draw:style-name="gr2" draw:text-style-name="P2" draw:layer="layout" draw:type="line" svg:x1="9.853cm" svg:y1="14.145cm" svg:x2="10.999cm" svg:y2="12.5cm" draw:start-shape="id3" draw:start-glue-point="11" draw:end-shape="id2" draw:end-glue-point="8">
          <text:p text:style-name="P3"/>
        </draw:connector>
        <draw:frame draw:style-name="gr3" draw:text-style-name="P4" draw:layer="layout" svg:width="0.815cm" svg:height="0.831cm" svg:x="5.5cm" svg:y="10.669cm">
          <draw:text-box>
            <text:p text:style-name="P3"><text:span text:style-name="T1">1</text:span></text:p>
          </draw:text-box>
        </draw:frame>
        <draw:frame draw:style-name="gr3" draw:text-style-name="P4" draw:layer="layout" svg:width="1.285cm" svg:height="0.831cm" svg:x="11.715cm" svg:y="10.5cm">
          <draw:text-box>
            <text:p text:style-name="P3"><text:span text:style-name="T1">0.5</text:span></text:p>
          </draw:text-box>
        </draw:frame>
        <draw:frame draw:style-name="gr3" draw:text-style-name="P4" draw:layer="layout" svg:width="0.815cm" svg:height="0.831cm" svg:x="10.185cm" svg:y="13.169cm">
          <draw:text-box>
            <text:p text:style-name="P3"><text:span text:style-name="T1">1</text:span></text:p>
          </draw:text-box>
        </draw:frame>
        <draw:frame draw:style-name="gr3" draw:text-style-name="P4" draw:layer="layout" svg:width="1.285cm" svg:height="0.831cm" svg:x="8.215cm" svg:y="11.669cm">
          <draw:text-box>
            <text:p text:style-name="P3"><text:span text:style-name="T1">0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04-10T08:11:06</meta:creation-date>
    <dc:creator>Julien Arino</dc:creator>
    <dc:date>2007-04-10T13:14:41</dc:date>
    <dc:language>en-CA</dc:language>
    <meta:editing-cycles>7</meta:editing-cycles>
    <meta:editing-duration>PT48M5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